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fo:font-size="13pt" fo:language="fr" fo:country="FR" style:text-underline-style="solid" style:text-underline-width="auto" style:text-underline-color="font-colo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" style:family="paragraph" style:parent-style-name="Standard">
      <style:paragraph-properties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" style:family="paragraph" style:parent-style-name="Standard">
      <style:paragraph-properties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5" style:family="paragraph" style:parent-style-name="Standard">
      <style:paragraph-properties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fo:font-size="13pt" fo:language="fr" fo:country="FR" style:text-underline-style="none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fo:font-size="13pt" fo:language="fr" fo:country="FR" style:text-underline-style="none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fo:font-weight="normal" fo:background-color="transparent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fo:font-weight="normal" fo:background-color="transparent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style:use-window-font-color="true" fo:font-size="13pt" fo:language="fr" fo:country="FR" fo:font-weight="bold" fo:background-color="transparent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style:text-line-through-style="none"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4.657cm"/>
          <style:tab-stop style:position="7.461cm"/>
          <style:tab-stop style:position="12.091cm"/>
          <style:tab-stop style:position="14.711cm"/>
        </style:tab-stops>
      </style:paragraph-properties>
      <style:text-properties style:text-line-through-style="none" fo:font-size="13pt" fo:language="fr" fo:country="FR" style:text-underline-style="none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2" style:family="paragraph" style:parent-style-name="Standard">
      <style:paragraph-properties fo:background-color="transparent">
        <style:tab-stops>
          <style:tab-stop style:position="4.657cm"/>
          <style:tab-stop style:position="7.461cm"/>
          <style:tab-stop style:position="12.091cm"/>
          <style:tab-stop style:position="14.711cm"/>
        </style:tab-stops>
        <style:background-image/>
      </style:paragraph-properties>
      <style:text-properties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 fo:background-color="transparent">
        <style:tab-stops>
          <style:tab-stop style:position="4.657cm"/>
          <style:tab-stop style:position="7.461cm"/>
          <style:tab-stop style:position="12.091cm"/>
          <style:tab-stop style:position="14.711cm"/>
        </style:tab-stops>
        <style:background-image/>
      </style:paragraph-properties>
      <style:text-properties fo:font-weight="normal" fo:background-color="transparent" style:font-weight-asian="normal" style:font-weight-complex="normal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fo:font-style="normal" style:font-style-asian="normal" style:font-style-complex="normal"/>
    </style:style>
    <style:style style:name="T3" style:family="text">
      <style:text-properties style:text-line-through-style="none" fo:font-size="13pt" fo:language="fr" fo:country="FR" style:font-size-asian="13pt" style:language-asian="zxx" style:country-asian="none" style:font-size-complex="13pt" style:language-complex="zxx" style:country-complex="none"/>
    </style:style>
    <style:style style:name="T4" style:family="text">
      <style:text-properties style:text-line-through-style="none"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5" style:family="text">
      <style:text-properties style:text-line-through-style="none"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3pt" fo:language="fr" fo:country="FR" fo:font-style="normal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T10" style:family="text">
      <style:text-properties fo:font-size="13pt" fo:language="fr" fo:country="FR" fo:font-style="normal" style:text-underline-style="solid" style:text-underline-width="auto" style:text-underline-color="font-color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T11" style:family="text">
      <style:text-properties fo:font-size="13pt" fo:language="fr" fo:country="FR" style:font-size-asian="13pt" style:language-asian="zxx" style:country-asian="none" style:font-size-complex="13pt" style:language-complex="zxx" style:country-complex="none"/>
    </style:style>
    <style:style style:name="T12" style:family="text">
      <style:text-properties fo:font-size="13pt" fo:language="fr" fo:country="F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13" style:family="text">
      <style:text-properties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use-window-font-color="true" fo:font-size="13pt" fo:language="fr" fo:country="F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17" style:family="text">
      <style:text-properties style:use-window-font-color="true" style:text-line-through-style="none" fo:font-weight="bold" style:font-weight-asian="bold" style:font-weight-complex="bold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rque<text:tab/>Charme</text:p>
      <text:p text:style-name="P9">Voleur<text:tab/>Douce</text:p>
      <text:p text:style-name="P9">Elfe<text:tab/>Rapide</text:p>
      <text:p text:style-name="P9">Chevalier<text:tab/>Trash</text:p>
      <text:p text:style-name="P9">Guerrier</text:p>
      <text:p text:style-name="P9"/>
      <text:p text:style-name="P1">Listes des personnages que le paquet peux conjurer : (par paire, chaque carte conjurant l'un ou l'autre)</text:p>
      <text:p text:style-name="P4"><text:span text:style-name="T14">Nom</text:span><text:tab/><text:span text:style-name="T14">Race</text:span><text:tab/><text:span text:style-name="T14">Classe</text:span><text:tab/><text:span text:style-name="T14">Niveau</text:span><text:tab/><text:span text:style-name="T14">Spécial</text:span></text:p>
      <text:p text:style-name="P4"/>
      <text:p text:style-name="P4">Abelsinaëe <text:s text:c="9"/><text:tab/>elfe<text:tab/>Chantelame<text:tab/><text:span text:style-name="T18">Elfe</text:span><text:tab/><text:span text:style-name="T6">CA+7 sauf contre missiles, Taco et dégâts +1, +5 au facteur de vitesse.</text:span></text:p>
      <text:p text:style-name="P4">Algaméni<text:tab/>humain<text:tab/>Bouffon<text:tab/><text:span text:style-name="T18">Voleur</text:span></text:p>
      <text:p text:style-name="P3">Alia Sahisba<text:tab/>humain<text:tab/>Archère<text:tab/><text:span text:style-name="T20">Trash</text:span></text:p>
      <text:p text:style-name="P3">Bag bagh Ogabel<text:tab/>humain<text:tab/>Prêtre voodoo<text:tab/><text:span text:style-name="T20">Rapide</text:span><text:tab/>Quelques sorts arcaniques (nécromancie et maléfices)</text:p>
      <text:p text:style-name="P4">Banassel<text:tab/>gnome<text:tab/>Tueur de mort-vivants<text:tab/><text:span text:style-name="T18">Chevalier</text:span><text:tab/></text:p>
      <text:p text:style-name="P12">Beltinor Agrilin<text:tab/>humain<text:tab/>Paramandeur<text:tab/><text:span text:style-name="T18">Chevalier</text:span><text:tab/>paladin neutre strict, sélection limitée de sorts arcaniques.</text:p>
      <text:p text:style-name="P4">Brok<text:tab/>humain<text:tab/>Guerrier<text:tab/><text:span text:style-name="T18">Guerrier</text:span></text:p>
      <text:p text:style-name="P4">Burb<text:tab/>gobelin<text:tab/>Guerrier / voleur<text:tab/><text:span text:style-name="T18">Voleur</text:span><text:tab/>Race ennemie (même bonus que pour le rôdeur) : elfe</text:p>
      <text:p text:style-name="P4">Elissalequiloom<text:tab/>swirnebelin<text:tab/>Sorcier entropiste<text:tab/><text:span text:style-name="T18">Elfe</text:span><text:tab/>CA de base -1, RM 120%, Jds +3 (poison +2), non-détection, capacités "Flou" et "Cécité"<text:tab/><text:tab/></text:p>
      <text:p text:style-name="P3"><text:span text:style-name="T1">Gam Albèret <text:s text:c="5"/><text:tab/>halfelin<text:tab/>Voleur<text:tab/></text:span><text:span text:style-name="T17">Elfe</text:span></text:p>
      <text:p text:style-name="P4"><text:span text:style-name="T6">G</text:span><text:span text:style-name="T2">orf le tueur de démons<text:tab/></text:span><text:span text:style-name="T6">nain<text:tab/>Chevalier<text:tab/></text:span><text:span text:style-name="T19">Orque</text:span></text:p>
      <text:p text:style-name="P3"><text:span text:style-name="T1">Graz Il'barr<text:tab/>demi-ogre<text:tab/>Moine<text:tab/></text:span><text:span text:style-name="T17">Orque</text:span></text:p>
      <text:p text:style-name="P4">Grolim Mains-de-roche<text:tab/>nain<text:tab/>Berserker <text:s/>→ Clerc<text:tab/><text:span text:style-name="T18">Orque</text:span><text:tab/></text:p>
      <text:p text:style-name="P12">Habib Ben-cassim<text:tab/>humain<text:tab/>Rodeur / clerc<text:tab/><text:span text:style-name="T18">Guerrier</text:span><text:tab/>Cimeterre de glace &amp; cimeterre de feu, capacité "Enchanter l'arme" x2</text:p>
      <text:p text:style-name="P5">Hagiba l’antédiluvienne<text:tab/>halfelin<text:tab/>Druide / Illusionniste<text:tab/><text:span text:style-name="T20">Douce</text:span><text:tab/><text:span text:style-name="T6">Capacités "Guérison du <text:s/>poison" et "Guérison par apposition des mains".</text:span></text:p>
      <text:p text:style-name="P6">Halga Baya<text:tab/>humain<text:tab/>Sorcière guérisseuse<text:tab/><text:span text:style-name="T20">Douce</text:span><text:tab/>Sort de soins et cléricaux, écoles limitées enchantement, abjuration et nécromancie, capacité "Soin des blessures légères" x2, arbalète</text:p>
      <text:p text:style-name="P4">Hasudaki<text:tab/>humain<text:tab/>Kensai<text:tab/><text:span text:style-name="T18">Voleur</text:span><text:span text:style-name="T6"><text:tab/>Équipement spécial : vraies bottes de phase (12 secondes entre chaque téléportation)</text:span></text:p>
      <text:p text:style-name="P2">Karaman<text:tab/>minotaure<text:tab/>Barbare<text:tab/><text:span text:style-name="T18">Orque</text:span><text:tab/>Immunisé au sort "Labyrinthe"</text:p>
      <text:p text:style-name="P4">Katarina<text:tab/>humain<text:tab/>Tueuse de magicien<text:tab/><text:span text:style-name="T20">Trash</text:span><text:tab/>Effet de fourvoiement magique "à distance", capacité "Bouclier des fées".</text:p>
      <text:p text:style-name="P3"><text:span text:style-name="T1">Kitiriana Sanroyal<text:tab/>humain<text:tab/>Paladin<text:tab/></text:span><text:span text:style-name="T5">Charme</text:span></text:p>
      <text:p text:style-name="P4">"Krash"<text:tab/>elfe<text:tab/>Assassin<text:tab/><text:span text:style-name="T18">Voleur</text:span></text:p>
      <text:p text:style-name="P4">Kreek l'allumé<text:tab/>yuan-ti<text:tab/>Elémentaliste du feu<text:tab/><text:span text:style-name="T18">Elfe</text:span><text:tab/>Évocateur, CA de base 4, RM 20%, Rés au feu 20%, Sorts "Semences de feu" (niveau 2) et "Colonne de feu", capacité "Rage explosive" x2</text:p>
      <text:p text:style-name="P4">Le contrôleur<text:tab/>orque<text:tab/>Enchanteur<text:tab/><text:span text:style-name="T18">Elfe</text:span><text:tab/>Séquenceur de sorts = 3x malédiction</text:p>
      <text:p text:style-name="P11"><text:span text:style-name="T6">Mérroline<text:tab/>halfelin<text:tab/>Conjuratrice<text:tab/></text:span><text:span text:style-name="T8">Charme</text:span><text:span text:style-name="T6"><text:tab/>Compagnon animal loup des glaces</text:span></text:p>
      <text:p text:style-name="P3"><text:span text:style-name="T1">Oloondinorah<text:tab/>illithid <text:tab/>Arcaniste<text:tab/>9 (135K)<text:tab/>CA de base 5, RM 90%, capacité "Souffle psionique" à volonté tous les 3 rounds, domination 1x</text:span></text:p>
      <text:p text:style-name="P4">"Ombre"<text:tab/>demi-orque<text:tab/>Guerrier<text:tab/><text:span text:style-name="T18">Guerrier</text:span><text:tab/>Épée personnelle transforme en ombre la victime tuée.</text:p>
      <text:p text:style-name="P3">Otis Alberesh<text:tab/>humain<text:tab/>Croisé de Mystra<text:tab/><text:span text:style-name="T18">Chevalier</text:span><text:tab/>Clerc, sorts arcaniques de l'école d'illusion. Pas de sphère combat, animal, plante et météo.</text:p>
      <text:p text:style-name="P3"><text:span text:style-name="T1">Qaraxesh<text:tab/>ogre mage<text:tab/>Kensai / mage<text:tab/></text:span><text:span text:style-name="T17">Orque</text:span><text:span text:style-name="T1"><text:tab/></text:span><text:span text:style-name="T2">CA de base 4, Capacités métamorphose, Charme personne, Sommeil &amp; Cône de froid, Invisibilité à volonté.</text:span></text:p>
      <text:p text:style-name="P3">Qriq'Rah-looh <text:tab/>homme-lézard<text:tab/>Shaman<text:tab/><text:span text:style-name="T18">Elfe</text:span></text:p>
      <text:p text:style-name="P4">Ragnar Forte-voix<text:tab/>nain<text:tab/>Skalde / Clerc<text:tab/><text:span text:style-name="T18">Guerrier</text:span><text:tab/>Sorts divins, incantation en portant une armure.</text:p>
      <text:p text:style-name="P4">Saeria faria<text:tab/>elfe<text:tab/>Archère / clerc<text:tab/><text:span text:style-name="T20">Rapide</text:span><text:tab/>Arc &amp; épée longue</text:p>
      <text:p text:style-name="P3">Sash Allimön<text:tab/>demi-ombre<text:tab/>Rôdeur de l'ombre<text:tab/><text:span text:style-name="T18">Orque</text:span><text:tab/>Kit : uniquement sorts arcaniques ombre et illusion, capacités "Non détection" et "Invisibilité majeure", bonus furtivité, attaque sournoise x2</text:p>
      <text:p text:style-name="P7"><text:span text:style-name="T11">Seliendaël<text:tab/>elfe<text:tab/>Sorcier combattant<text:tab/></text:span><text:span text:style-name="T16">Guerrier</text:span><text:span text:style-name="T11"><text:tab/>Taco +9, +2 apr, +23 pvs (+12 familier), +4 jds mort, +2 jds métamorphose, -1 sort par niveau de sort, capacité "Enchanter l'arme" x4</text:span></text:p>
      <text:p text:style-name="P8"><text:span text:style-name="T3">Senshimorami</text:span><text:span text:style-name="T11"><text:tab/>demi-elfe<text:tab/>Kensai / voleur<text:tab/></text:span><text:span text:style-name="T16">Voleur</text:span><text:span text:style-name="T11"><text:tab/>Hla utilisation d'objets</text:span></text:p>
      <text:p text:style-name="P3"><text:span text:style-name="T1">Sil'massul<text:tab/>elfe<text:tab/>Maître-lames<text:tab/></text:span><text:span text:style-name="T17">Elfe</text:span><text:span text:style-name="T1"><text:tab/>Capacité "Chance"</text:span></text:p>
      <text:p text:style-name="P13"><text:span text:style-name="T11">Sorcha "Vive-flèche"<text:tab/>demi-elfe<text:tab/>Guerrière / mage<text:tab/></text:span><text:span text:style-name="T12">Rapide</text:span><text:span text:style-name="T11"><text:tab/>Capacité "Hâte"</text:span></text:p>
      <text:p text:style-name="P3">Sul'sa Baël<text:tab/>demi-elfe<text:tab/>Belluaire <text:s/>→ Clerc<text:tab/><text:span text:style-name="T18">Elfe</text:span><text:tab/>Pas de capacité "familier", remplacée par +12 points de vie.</text:p>
      <text:p text:style-name="P4"><text:span text:style-name="T1">Torak<text:tab/>orog<text:tab/>Berserk<text:tab/></text:span><text:span text:style-name="T17">Orque</text:span></text:p>
      <text:p text:style-name="P4">Toralino Chantemort<text:tab/>humain <text:tab/>Clerc<text:tab/><text:span text:style-name="T18">Guerrier</text:span><text:tab/>Kit : sorts Mise à mort et Mise à mal mémorisés comme un niveau en dessous, jds contre mort +2, capacité "Doigt de mort"</text:p>
      <text:p text:style-name="P8"><text:span text:style-name="T11">Urkodoël<text:tab/>drow<text:tab/>Bretteur / mage<text:tab/></text:span><text:span text:style-name="T16">Voleur</text:span><text:span text:style-name="T11"><text:tab/>RM 63%, Taco +3, capacité "Progéniture d'araignée"</text:span></text:p>
      <text:p text:style-name="P3"><text:span text:style-name="T1">Yan<text:tab/>humain<text:tab/>Prêtre de Helm<text:tab/></text:span><text:span text:style-name="T17">Chevalier</text:span></text:p>
      <text:p text:style-name="P4">Yivhathe<text:tab/>ruhk<text:tab/>Guerrier / Mage<text:tab/><text:span text:style-name="T18">Guerrier</text:span><text:tab/>CA de base -5, immunités aux armes, immunité aux sorts, résistances physiques, sorts mineurs de clerc</text:p>
      <text:p text:style-name="P10"><text:span text:style-name="T11"/></text:p>
      <text:p text:style-name="P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6H30M15S</meta:editing-duration>
    <meta:editing-cycles>70</meta:editing-cycles>
    <meta:generator>OpenOffice/4.1.1$Win32 OpenOffice.org_project/411m6$Build-9775</meta:generator>
    <dc:date>2018-09-29T17:45:32.13</dc:date>
    <meta:document-statistic meta:table-count="0" meta:image-count="0" meta:object-count="0" meta:page-count="1" meta:paragraph-count="49" meta:word-count="591" meta:character-count="3971"/>
    <meta:user-defined meta:name="Info 1"/>
    <meta:user-defined meta:name="Info 2"/>
    <meta:user-defined meta:name="Info 3"/>
    <meta:user-defined meta:name="Info 4"/>
  </office:meta>
</office:document-meta>
</file>